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svg:stroke-width="0.1cm" draw:marker-start="" draw:marker-start-width="0.45cm" draw:marker-end="Arrow" draw:marker-end-width="0.75cm" draw:fill="gradient" draw:fill-gradient-name="Linear_20_Blue6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3.087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845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732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1.638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5.736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293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8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708cm" fo:padding-top="0.225cm" fo:padding-bottom="0.225cm" fo:padding-left="0.35cm" fo:padding-right="0.35cm" fo:wrap-option="wrap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13cm" fo:min-width="10.154cm" draw:shadow-opacity="50%"/>
    </style:style>
    <style:style style:name="gr24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8cm" fo:padding-top="0.175cm" fo:padding-bottom="0.175cm" fo:padding-left="0.3cm" fo:padding-right="0.3cm" fo:wrap-option="wrap"/>
    </style:style>
    <style:style style:name="gr25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9" style:family="graphic" style:parent-style-name="standard">
      <style:graphic-properties draw:fill-color="#00ff00" draw:textarea-horizontal-align="justify" draw:textarea-vertical-align="middle" draw:auto-grow-height="true" fo:min-height="4.844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3.644cm" fo:min-width="0cm" fo:wrap-option="wrap"/>
    </style:style>
    <style:style style:name="gr31" style:family="graphic" style:parent-style-name="standard">
      <style:graphic-properties draw:fill-color="#ffff00" draw:textarea-horizontal-align="justify" draw:textarea-vertical-align="middle" draw:auto-grow-height="true" fo:min-height="4.38cm" fo:min-width="0cm" fo:wrap-option="wrap"/>
    </style:style>
    <style:style style:name="gr32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3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4" style:family="graphic" style:parent-style-name="standard">
      <style:graphic-properties draw:fill-color="#00ff00" draw:textarea-horizontal-align="justify" draw:textarea-vertical-align="middle" draw:auto-grow-height="true" fo:min-height="6.21cm" fo:min-width="0cm" fo:wrap-option="wrap"/>
    </style:style>
    <style:style style:name="gr35" style:family="graphic" style:parent-style-name="standard">
      <style:graphic-properties draw:fill-color="#ffff00" draw:textarea-horizontal-align="justify" draw:textarea-vertical-align="middle" draw:auto-grow-height="true" fo:min-height="4.633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7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8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4.927cm" fo:min-width="0cm" fo:wrap-option="wrap"/>
    </style:style>
    <style:style style:name="gr40" style:family="graphic" style:parent-style-name="standard">
      <style:graphic-properties draw:fill-color="#00ff00" draw:textarea-horizontal-align="justify" draw:textarea-vertical-align="middle" draw:auto-grow-height="true" fo:min-height="3.948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992cm" fo:min-width="0cm" fo:wrap-option="wrap"/>
    </style:style>
    <style:style style:name="gr42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3" style:family="graphic" style:parent-style-name="standard">
      <style:graphic-properties svg:stroke-width="0.1cm" draw:marker-start="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width="0.1cm" draw:marker-start-width="0.45cm" draw:marker-end="Arrow" draw:marker-end-width="0.75cm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ans'" style:font-family-generic="swiss" style:font-pitch="variable" fo:font-size="20pt" style:font-size-asian="18pt" style:font-size-complex="18pt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'" style:font-family-generic="roman" style:font-pitch="variable"/>
    </style:style>
    <style:style style:name="P11" style:family="paragraph">
      <style:paragraph-properties fo:text-align="center"/>
      <style:text-properties fo:font-family="'DejaVu LGC Serif Condensed'" style:font-family-generic="roman" style:font-pitch="variable" fo:font-size="28pt"/>
    </style:style>
    <style:style style:name="P12" style:family="paragraph">
      <style:paragraph-properties fo:text-align="center"/>
      <style:text-properties fo:font-family="'DejaVu LGC Serif Condensed'" style:font-family-generic="roman" style:font-pitch="variable" fo:font-size="28pt" style:font-size-asian="24pt" style:font-size-complex="24pt"/>
    </style:style>
    <style:style style:name="P13" style:family="paragraph">
      <style:paragraph-properties fo:text-align="center"/>
      <style:text-properties fo:font-family="'DejaVu LGC Serif Condensed'" style:font-family-generic="roman" style:font-pitch="variable" fo:font-size="28pt" style:font-size-asian="32pt" style:font-size-complex="32pt"/>
    </style:style>
    <style:style style:name="P14" style:family="paragraph">
      <style:text-properties fo:font-family="'DejaVu LGC Serif'" style:font-family-generic="roman" style:font-pitch="variable"/>
    </style:style>
    <style:style style:name="P15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cm" fo:margin-bottom="0cm"/>
      <style:text-properties fo:font-family="'DejaVu LGC Serif'" style:font-family-generic="roman" style:font-pitch="variable" fo:font-size="24pt" style:font-size-asian="24pt" style:font-size-complex="24pt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style:font-size-asian="24pt" style:font-size-complex="24pt"/>
    </style:style>
    <style:style style:name="T8" style:family="text">
      <style:text-properties style:font-size-asian="32pt" style:font-size-complex="32pt"/>
    </style:style>
    <style:style style:name="T9" style:family="text">
      <style:text-properties fo:font-family="'DejaVu LGC Serif'" style:font-family-generic="roman" style:font-pitch="variable"/>
    </style:style>
    <style:style style:name="T10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  <text:list-style style:name="L3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26.561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8.347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10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2" draw:id="id1" draw:layer="layout" svg:width="13.5cm" svg:height="6.983cm" svg:x="17.5cm" svg:y="39.865cm">
          <text:p text:style-name="P1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id="id2" draw:layer="layout" svg:width="14cm" svg:height="5.001cm" svg:x="4cm" svg:y="48cm">
          <text:p text:style-name="P11"><text:span text:style-name="T7">Use current state of </text:span></text:p>
          <text:p text:style-name="P1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id="id11" draw:layer="layout" svg:width="18cm" svg:height="4.659cm" svg:x="12.5cm" svg:y="68.341cm">
          <text:p text:style-name="P11"><text:span text:style-name="T7">Expose Benchmark Results</text:span></text:p>
          <text:p text:style-name="P1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draw:id="id3" draw:layer="layout" svg:width="10cm" svg:height="5.22cm" svg:x="25cm" svg:y="49cm">
          <text:p text:style-name="P11"><text:span text:style-name="T7">Assessment of unexpected </text:span></text:p>
          <text:p text:style-name="P1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id="id5" draw:layer="layout" svg:width="8.5cm" svg:height="4.5cm" svg:x="30.5cm" svg:y="65.5cm">
          <text:p text:style-name="P1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id="id4" draw:layer="layout" svg:width="13.5cm" svg:height="2.67cm" svg:x="21cm" svg:y="55.5cm">
          <text:p text:style-name="P1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id="id8" draw:layer="layout" svg:width="9cm" svg:height="8.746cm" svg:x="45cm" svg:y="55.823cm">
          <text:p text:style-name="P1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id="id9" draw:layer="layout" svg:width="9.5cm" svg:height="3.881cm" svg:x="56.5cm" svg:y="54.581cm">
          <text:p text:style-name="P11"><text:span text:style-name="T7">Paramet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id="id10" draw:layer="layout" svg:width="12.5cm" svg:height="7.125cm" svg:x="56.5cm" svg:y="66.377cm">
          <text:p text:style-name="P1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id="id18" draw:layer="layout" svg:width="15cm" svg:height="2.5cm" svg:x="24.5cm" svg:y="112.5cm">
          <text:p text:style-name="P1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id="id17" draw:layer="layout" svg:width="41cm" svg:height="3.501cm" svg:x="21.894cm" svg:y="106cm">
          <text:p text:style-name="P1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id="id16" draw:layer="layout" svg:width="10.5cm" svg:height="2.258cm" svg:x="36cm" svg:y="101.124cm">
          <text:p text:style-name="P1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id="id13" draw:layer="layout" svg:width="23.5cm" svg:height="3.881cm" svg:x="29cm" svg:y="86.814cm">
          <text:p text:style-name="P1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id="id12" draw:layer="layout" svg:width="11cm" svg:height="3.881cm" svg:x="44cm" svg:y="79.575cm">
          <text:p text:style-name="P1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id="id14" draw:layer="layout" svg:width="9.5cm" svg:height="4.464cm" svg:x="33cm" svg:y="93.5cm">
          <text:p text:style-name="P11"><text:span text:style-name="T7">Join 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9" draw:layer="layout" svg:width="10.654cm" svg:height="2.063cm" svg:x="5.23cm" svg:y="77.771cm">
          <draw:text-box>
            <text:p><text:span text:style-name="T6">Optimization</text:span></text:p>
          </draw:text-box>
        </draw:frame>
        <draw:custom-shape draw:style-name="gr24" draw:text-style-name="P12" draw:id="id15" draw:layer="layout" svg:width="16cm" svg:height="4cm" svg:x="18cm" svg:y="79.5cm">
          <text:p text:style-name="P1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id="id6" draw:layer="layout" svg:width="10cm" svg:height="3.597cm" svg:x="52.5cm" svg:y="41.791cm">
          <text:p text:style-name="P11"><text:span text:style-name="T7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cm" svg:height="2.5cm" svg:x="43.5cm" svg:y="96cm">
          <text:p text:style-name="P5">No progress</text:p>
          <draw:enhanced-geometry svg:viewBox="0 0 21600 21600" draw:text-areas="800 800 20800 20800" draw:type="round-rectangular-callout" draw:modifiers="-6889.25179136811 -4491.003598560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5" draw:layer="layout" svg:width="6cm" svg:height="2.5cm" svg:x="56.5cm" svg:y="82cm">
          <text:p text:style-name="P5">No progress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5" draw:layer="layout" svg:width="6cm" svg:height="2.043cm" svg:x="51.642cm" svg:y="85.721cm">
          <text:p text:style-name="P5">Driven by exposed data</text:p>
          <draw:enhanced-geometry svg:viewBox="0 0 21600 21600" draw:text-areas="800 800 20800 20800" draw:type="round-rectangular-callout" draw:modifiers="-4722.41293117814 33816.04696673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5" draw:layer="layout" svg:width="6.5cm" svg:height="3.817cm" svg:x="20.965cm" svg:y="84.352cm">
          <text:p text:style-name="P5">Not a lot of literature in the conditional case</text:p>
          <draw:enhanced-geometry svg:viewBox="0 0 21600 21600" draw:text-areas="800 800 20800 20800" draw:type="round-rectangular-callout" draw:modifiers="23032.0258421781 -7654.47878470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5" draw:layer="layout" svg:width="8.5cm" svg:height="5.5cm" svg:x="32cm" svg:y="58.5cm">
          <text:p text:style-name="P5">Create 2-4 levels along axis of the SPARQL Grammar + Comprehensive data and platform factors</text:p>
          <draw:enhanced-geometry svg:viewBox="0 0 21600 21600" draw:text-areas="800 800 20800 20800" draw:type="round-rectangular-callout" draw:modifiers="2040.32466768615 -6565.20632612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5" draw:layer="layout" svg:width="5cm" svg:height="4.204cm" svg:x="22.5cm" svg:y="58.796cm">
          <text:p text:style-name="P5">Requires significant progress in statistics</text:p>
          <draw:enhanced-geometry svg:viewBox="0 0 21600 21600" draw:text-areas="800 800 20800 20800" draw:type="round-rectangular-callout" draw:modifiers="17267.9064187163 -5974.030915576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cm" svg:height="5cm" svg:x="35.5cm" svg:y="49cm">
          <text:p text:style-name="P5">The benchmark will be heavy</text:p>
          <draw:enhanced-geometry svg:viewBox="0 0 21600 21600" draw:text-areas="800 800 20800 20800" draw:type="round-rectangular-callout" draw:modifiers="-6504.61907618476 12447.75044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7.5cm" svg:height="3.817cm" svg:x="33cm" svg:y="41.298cm">
          <text:p text:style-name="P5">There exists well-studied designs that can be adapted</text:p>
          <draw:enhanced-geometry svg:viewBox="0 0 21600 21600" draw:text-areas="800 800 20800 20800" draw:type="round-rectangular-callout" draw:modifiers="-9989.38808158912 15512.62441068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4.5cm" svg:height="2.043cm" svg:x="18.5cm" svg:y="47.957cm">
          <text:p text:style-name="P5">SPARQL 1.0</text:p>
          <draw:enhanced-geometry svg:viewBox="0 0 21600 21600" draw:text-areas="800 800 20800 20800" draw:type="round-rectangular-callout" draw:modifiers="-6348.98911353033 22265.753424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" draw:layer="layout" svg:width="7cm" svg:height="6.976cm" svg:x="3.5cm" svg:y="53.524cm">
          <text:p text:style-name="P5">Use selection of language features, data size, heterogeneity, two platforms, etc</text:p>
          <draw:enhanced-geometry svg:viewBox="0 0 21600 21600" draw:text-areas="800 800 20800 20800" draw:type="round-rectangular-callout" draw:modifiers="12273.2181116983 -5417.801347283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5" draw:layer="layout" svg:width="5cm" svg:height="5.273cm" svg:x="63cm" svg:y="44.227cm">
          <text:p text:style-name="P5">Big Data that may or may not change frequently</text:p>
          <draw:enhanced-geometry svg:viewBox="0 0 21600 21600" draw:text-areas="800 800 20800 20800" draw:type="round-rectangular-callout" draw:modifiers="-6534.85302939412 -3276.450511945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5" draw:layer="layout" svg:width="7.5cm" svg:height="1.156cm" svg:x="46.5cm" svg:y="45.455cm">
          <text:p text:style-name="P5">Astronomical data</text:p>
          <draw:enhanced-geometry svg:viewBox="0 0 21600 21600" draw:text-areas="800 800 20800 20800" draw:type="round-rectangular-callout" draw:modifiers="19736.888414878 -31177.1823681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5" draw:layer="layout" svg:width="5.5cm" svg:height="4.704cm" svg:x="64cm" svg:y="49.92cm">
          <text:p text:style-name="P5">Can be used on data that lends itself well to histograms</text:p>
          <draw:enhanced-geometry svg:viewBox="0 0 21600 21600" draw:text-areas="800 800 20800 20800" draw:type="round-rectangular-callout" draw:modifiers="1927.94037447737 30487.9064824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5" draw:layer="layout" svg:width="5cm" svg:height="3.817cm" svg:x="64.5cm" svg:y="57.865cm">
          <text:p text:style-name="P5">Not all data lends itself well to histograms</text:p>
          <draw:enhanced-geometry svg:viewBox="0 0 21600 21600" draw:text-areas="800 800 20800 20800" draw:type="round-rectangular-callout" draw:modifiers="-341.21175764847 -6511.681508643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2" draw:id="id7" draw:layer="layout" svg:width="12cm" svg:height="3.881cm" svg:x="69cm" svg:y="46.399cm">
          <text:p text:style-name="P12"><text:span text:style-name="T7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5" draw:layer="layout" svg:width="7.5cm" svg:height="5.591cm" svg:x="73cm" svg:y="51.409cm">
          <text:p text:style-name="P5">In many cases, just distinguishing cases with zero or one hits would be valuable</text:p>
          <draw:enhanced-geometry svg:viewBox="0 0 21600 21600" draw:text-areas="800 800 20800 20800" draw:type="round-rectangular-callout" draw:modifiers="16981.0958538861 -8045.922746781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5" draw:layer="layout" svg:width="6cm" svg:height="4.532cm" svg:x="70cm" svg:y="66.968cm">
          <text:p text:style-name="P5">Extend VoID and the direction set by SPLENDID</text:p>
          <draw:enhanced-geometry svg:viewBox="0 0 21600 21600" draw:text-areas="800 800 20800 20800" draw:type="round-rectangular-callout" draw:modifiers="-6032.59456757207 17659.298477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5" draw:layer="layout" svg:width="5cm" svg:height="3.5cm" svg:x="5.5cm" svg:y="44cm">
          <text:p text:style-name="P5">Non-monotonic responses</text:p>
          <draw:enhanced-geometry svg:viewBox="0 0 21600 21600" draw:text-areas="800 800 20800 20800" draw:type="round-rectangular-callout" draw:modifiers="8780.80383923215 31422.10796915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5" draw:layer="layout" svg:width="4.5cm" svg:height="2.5cm" svg:x="31cm" svg:y="45.5cm">
          <text:p text:style-name="P5">Censored data</text:p>
          <draw:enhanced-geometry svg:viewBox="0 0 21600 21600" draw:text-areas="800 800 20800 20800" draw:type="round-rectangular-callout" draw:modifiers="-6612.9304598978 -7479.2483006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5" draw:layer="layout" svg:width="5.5cm" svg:height="5cm" svg:x="55cm" svg:y="59cm">
          <text:p text:style-name="P5">Balance digest size <text:s/>and optimization potential</text:p>
          <draw:enhanced-geometry svg:viewBox="0 0 21600 21600" draw:text-areas="800 800 20800 20800" draw:type="round-rectangular-callout" draw:modifiers="-8673.76840574441 8707.378524295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4" draw:layer="layout" svg:width="11.162cm" svg:height="2.462cm" svg:x="69.838cm" svg:y="112.538cm">
          <draw:text-box>
            <text:p text:style-name="P14"><text:span text:style-name="T9">Problems worthy of attack</text:span></text:p>
            <text:p text:style-name="P14"><text:span text:style-name="T9">Prove their worth by hitting back</text:span></text:p>
            <text:p text:style-name="P14"><text:span text:style-name="T9">-- Piet Hein</text:span></text:p>
          </draw:text-box>
        </draw:frame>
        <draw:connector draw:style-name="gr43" draw:text-style-name="P1" draw:layer="layout" draw:type="curve" svg:x1="17.5cm" svg:y1="43.355cm" svg:x2="15.949cm" svg:y2="48.731cm" draw:start-shape="id1" draw:start-glue-point="6" draw:end-shape="id2" draw:end-glue-point="11" svg:d="m17500 43355c-1034 0-1551 1792-1551 5376">
          <text:p/>
        </draw:connector>
        <draw:connector draw:style-name="gr43" draw:text-style-name="P1" draw:layer="layout" draw:type="curve" svg:x1="18cm" svg:y1="50.5cm" svg:x2="25cm" svg:y2="51.609cm" draw:start-shape="id2" draw:start-glue-point="10" draw:end-shape="id3" draw:end-glue-point="6" svg:d="m18000 50500c5325 0 1825 1109 7000 1109">
          <text:p/>
        </draw:connector>
        <draw:connector draw:style-name="gr43" draw:text-style-name="P1" draw:layer="layout" draw:type="curve" svg:x1="15.949cm" svg:y1="52.267cm" svg:x2="27.75cm" svg:y2="55.5cm" draw:start-shape="id2" draw:start-glue-point="9" draw:end-shape="id4" svg:d="m15949 52267c0 3049 11801 1433 11801 3233">
          <text:p/>
        </draw:connector>
        <draw:connector draw:style-name="gr43" draw:text-style-name="P1" draw:layer="layout" draw:type="curve" draw:line-skew="3.887cm" svg:x1="15.949cm" svg:y1="52.267cm" svg:x2="31.743cm" svg:y2="66.158cm" draw:start-shape="id2" draw:start-glue-point="9" draw:end-shape="id5" draw:end-glue-point="5" svg:d="m15949 52267c0 16305 15794 9360 15794 13891">
          <text:p/>
        </draw:connector>
        <draw:connector draw:style-name="gr43" draw:text-style-name="P1" draw:layer="layout" draw:type="curve" svg:x1="62.5cm" svg:y1="43.589cm" svg:x2="74.998cm" svg:y2="46.4cm" draw:start-shape="id6" draw:start-glue-point="10" draw:end-shape="id7" draw:end-glue-point="4" svg:d="m62500 43589c8332 0 12498 937 12498 2811">
          <text:p/>
        </draw:connector>
        <draw:connector draw:style-name="gr43" draw:text-style-name="P1" draw:layer="layout" draw:type="curve" svg:x1="57.499cm" svg:y1="45.388cm" svg:x2="49.499cm" svg:y2="55.823cm" draw:start-shape="id6" draw:start-glue-point="8" draw:end-shape="id8" draw:end-glue-point="4" svg:d="m57499 45388c0 7752-8000 2535-8000 10435">
          <text:p/>
        </draw:connector>
        <draw:connector draw:style-name="gr43" draw:text-style-name="P1" draw:layer="layout" draw:type="curve" svg:x1="61.035cm" svg:y1="44.861cm" svg:x2="61.249cm" svg:y2="54.581cm" draw:start-shape="id6" draw:start-glue-point="9" draw:end-shape="id9" draw:end-glue-point="4" svg:d="m61035 44861c0 7609 214 2750 214 9720">
          <text:p/>
        </draw:connector>
        <draw:connector draw:style-name="gr43" draw:text-style-name="P1" draw:layer="layout" draw:type="curve" svg:x1="49.499cm" svg:y1="64.569cm" svg:x2="58.328cm" svg:y2="67.42cm" draw:start-shape="id8" draw:start-glue-point="8" draw:end-shape="id10" draw:end-glue-point="5" svg:d="m49499 64569c0 1357 8829-68 8829 2851">
          <text:p/>
        </draw:connector>
        <draw:connector draw:style-name="gr43" draw:text-style-name="P1" draw:layer="layout" draw:type="curve" svg:x1="61.249cm" svg:y1="58.462cm" svg:x2="62.75cm" svg:y2="66.379cm" draw:start-shape="id9" draw:start-glue-point="8" draw:end-shape="id10" svg:d="m61249 58462c0 5937 1501 1979 1501 7917">
          <text:p/>
        </draw:connector>
        <draw:connector draw:style-name="gr43" draw:text-style-name="P1" draw:layer="layout" draw:type="curve" draw:line-skew="4.653cm" svg:x1="70.756cm" svg:y1="49.709cm" svg:x2="67.168cm" svg:y2="67.42cm" draw:start-shape="id7" draw:start-glue-point="7" draw:end-shape="id10" draw:end-glue-point="11" svg:d="m70756 49709c0 19908-3588 11053-3588 17711">
          <text:p/>
        </draw:connector>
        <draw:connector draw:style-name="gr43" draw:text-style-name="P1" draw:layer="layout" draw:type="curve" svg:x1="21.498cm" svg:y1="73cm" svg:x2="49.498cm" svg:y2="79.576cm" draw:start-shape="id11" draw:start-glue-point="8" draw:end-shape="id12" draw:end-glue-point="4" svg:d="m21498 73000c0 4930 28000 1643 28000 6576">
          <text:p/>
        </draw:connector>
        <draw:connector draw:style-name="gr43" draw:text-style-name="P1" draw:layer="layout" draw:type="curve" svg:x1="49.498cm" svg:y1="83.455cm" svg:x2="40.747cm" svg:y2="86.815cm" draw:start-shape="id12" draw:start-glue-point="8" draw:end-shape="id13" draw:end-glue-point="4" svg:d="m49498 83455c0 2518-8751 839-8751 3360">
          <text:p/>
        </draw:connector>
        <draw:connector draw:style-name="gr43" draw:text-style-name="P1" draw:layer="layout" draw:type="curve" svg:x1="40.747cm" svg:y1="90.694cm" svg:x2="37.749cm" svg:y2="93.5cm" draw:start-shape="id13" draw:start-glue-point="8" draw:end-shape="id14" draw:end-glue-point="4" svg:d="m40747 90694c0 2104-2998 702-2998 2806">
          <text:p/>
        </draw:connector>
        <draw:connector draw:style-name="gr43" draw:text-style-name="P1" draw:layer="layout" draw:type="curve" draw:line-skew="0cm 1.293cm" svg:x1="34cm" svg:y1="81.499cm" svg:x2="32.44cm" svg:y2="87.382cm" draw:start-shape="id15" draw:start-glue-point="10" draw:end-shape="id13" draw:end-glue-point="5" svg:d="m34000 81499c825 0 687 2463 92 3575s-1652 873-1652 2308">
          <text:p/>
        </draw:connector>
        <draw:connector draw:style-name="gr43" draw:text-style-name="P1" draw:layer="layout" draw:type="curve" svg:x1="37.749cm" svg:y1="97.964cm" svg:x2="41.248cm" svg:y2="101.124cm" draw:start-shape="id14" draw:start-glue-point="8" draw:end-shape="id16" draw:end-glue-point="4" svg:d="m37749 97964c0 2370 3499 790 3499 3160">
          <text:p/>
        </draw:connector>
        <draw:connector draw:style-name="gr43" draw:text-style-name="P1" draw:layer="layout" draw:type="curve" svg:x1="41.248cm" svg:y1="103.382cm" svg:x2="42.389cm" svg:y2="106cm" draw:start-shape="id16" draw:start-glue-point="8" draw:end-shape="id17" draw:end-glue-point="4" svg:d="m41248 103382c0 1926 1141 617 1141 2618">
          <text:p/>
        </draw:connector>
        <draw:connector draw:style-name="gr43" draw:text-style-name="P1" draw:layer="layout" draw:type="curve" svg:x1="31.998cm" svg:y1="112.5cm" svg:x2="42.389cm" svg:y2="109.501cm" draw:start-shape="id18" draw:start-glue-point="4" draw:end-shape="id17" draw:end-glue-point="8" svg:d="m31998 112500c0-2212 10391-713 10391-2999">
          <text:p/>
        </draw:connector>
        <draw:connector draw:style-name="gr43" draw:text-style-name="P1" draw:layer="layout" draw:type="curve" svg:x1="10.998cm" svg:y1="53.001cm" svg:x2="24.5cm" svg:y2="113.749cm" draw:start-shape="id2" draw:start-glue-point="8" draw:end-shape="id18" draw:end-glue-point="6" svg:d="m10998 53001c0 40499 4500 60748 13502 60748">
          <text:p/>
        </draw:connector>
        <draw:connector draw:style-name="gr44" draw:text-style-name="P1" draw:layer="layout" draw:type="curve" svg:x1="62.748cm" svg:y1="73.5cm" svg:x2="49.498cm" svg:y2="79.576cm" draw:start-shape="id10" draw:start-glue-point="8" draw:end-shape="id12" draw:end-glue-point="4" svg:d="m62748 73500c0 4555-13250 1518-13250 6076">
          <text:p/>
        </draw:connector>
        <draw:connector draw:style-name="gr43" draw:text-style-name="P1" draw:layer="layout" draw:type="curve" draw:line-skew="2.333cm" svg:x1="10.998cm" svg:y1="53.001cm" svg:x2="21.498cm" svg:y2="68.341cm" draw:start-shape="id2" draw:start-glue-point="8" draw:end-shape="id11" draw:end-glue-point="4" svg:d="m10998 53001c0 15003 10500 7333 10500 15340">
          <text:p/>
        </draw:connector>
        <draw:frame draw:style-name="gr45" draw:text-style-name="P15" draw:layer="layout" svg:width="10.73cm" svg:height="1.746cm" svg:x="3cm" svg:y="19cm">
          <draw:text-box>
            <text:p><text:span text:style-name="T10">Key Problems:</text:span></text:p>
          </draw:text-box>
        </draw:frame>
        <draw:frame draw:style-name="gr46" draw:text-style-name="P16" draw:layer="layout" svg:width="41.461cm" svg:height="5.095cm" svg:x="3cm" svg:y="21cm">
          <draw:text-box>
            <text:list text:style-name="L3">
              <text:list-item>
                <text:p text:style-name="P16"><text:s/>Current benchmarks cannot meaningfully summarize different micro- or macrobenchmarks.</text:p>
              </text:list-item>
              <text:list-item>
                <text:p text:style-name="P16"><text:s/>Advising users of SPARQL Endpoints on which implementation to use is difficult. </text:p>
              </text:list-item>
              <text:list-item>
                <text:p text:style-name="P16"><text:s/>Better statistics is needed for efficient join-order optimization in the federated case.</text:p>
              </text:list-item>
              <text:list-item>
                <text:p text:style-name="P16"><text:s/>Selectivity estimation for SPARQL needs to be improved.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22:07:11</dc:date>
    <meta:editing-duration>PT51H17M07S</meta:editing-duration>
    <meta:editing-cycles>32</meta:editing-cycles>
    <meta:generator>OpenOffice.org/3.1$Unix OpenOffice.org_project/310m19$Build-9420</meta:generator>
    <dc:creator>Kjetil Kjernsmo</dc:creator>
    <meta:printed-by>Kjetil Kjernsmo</meta:printed-by>
    <meta:print-date>2012-05-18T18:20:30</meta:print-date>
    <meta:document-statistic meta:object-count="72"/>
  </office:meta>
</office:document-meta>
</file>